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>
        <style:tab-stops>
          <style:tab-stop style:position="3.154cm"/>
        </style:tab-stops>
      </style:paragraph-properties>
      <style:text-properties fo:font-size="15pt" style:font-size-asian="15pt" style:font-size-complex="15pt"/>
    </style:style>
    <style:style style:name="P3" style:family="paragraph" style:parent-style-name="Standard">
      <style:paragraph-properties>
        <style:tab-stops>
          <style:tab-stop style:position="3.198cm"/>
        </style:tab-stops>
      </style:paragraph-properties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<text:tab/>Ioescu Gabriel</text:p>
      <text:p text:style-name="P2">Aufgabe:<text:tab/>Controllerprogrammierung</text:p>
      <text:p text:style-name="P3">Deadline:<text:tab/>20. Jänner 2016</text:p>
      <text:p text:style-name="P2">Problemstellung:<text:tab/>Aufgabe wurde eine Woche zu spät erledigt</text:p>
      <text:p text:style-name="P1"/>
      <text:p text:style-name="P1"/>
      <text:p text:style-name="P1"/>
      <text:p text:style-name="P1">Zusätzliche Bemerkungen:</text:p>
      <text:p text:style-name="P1">Ionescu ist kaum zu sprechen. Er kommt öfters nicht in die Schule und ist daher meistens über die Projektänderungen kaum informiert, was die Zusammenarbeit sehr erschw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52:06.47</meta:creation-date>
    <meta:generator>OpenOffice.org/3.4$Win32 OpenOffice.org_project/340m1$Build-9590</meta:generator>
    <dc:date>2016-05-29T13:42:44.24</dc:date>
    <meta:editing-duration>PT47M56S</meta:editing-duration>
    <meta:editing-cycles>9</meta:editing-cycles>
    <meta:document-statistic meta:table-count="0" meta:image-count="0" meta:object-count="0" meta:page-count="1" meta:paragraph-count="6" meta:word-count="45" meta:character-count="332"/>
  </office:meta>
</office:document-meta>
</file>